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automatic-styles>
    <style:style style:name="dp1" style:family="drawing-page"/>
    <style:style style:name="gr1" style:family="graphic">
      <style:graphic-properties svg:stroke-width="0.1cm" svg:stroke-color="#ed7c12" draw:marker-start-width="0.5cm" draw:marker-end-width="0.5cm" draw:fill-color="#ffffff" draw:textarea-horizontal-align="justify" draw:textarea-vertical-align="middle" draw:auto-grow-height="false" fo:min-height="2.48cm" fo:min-width="3.432cm" fo:padding-top="0.175cm" fo:padding-bottom="0.175cm" fo:padding-left="0.3cm" fo:padding-right="0.3cm"/>
    </style:style>
    <style:style style:name="gr2" style:family="graphic" style:parent-style-name="objectwithoutfill">
      <style:graphic-properties svg:stroke-color="#ed7c12" draw:marker-end="Arrow" draw:marker-end-width="0.3cm" draw:fill="none" draw:textarea-vertical-align="middle"/>
    </style:style>
    <style:style style:name="gr3" style:family="graphic" style:parent-style-name="objectwithoutfill">
      <style:graphic-properties svg:stroke-color="#ed7c12" draw:marker-end="Arrow" draw:marker-end-width="0.3cm" draw:fill="none" draw:textarea-horizontal-align="left" draw:textarea-vertical-align="top" fo:padding-right="0.9cm"/>
    </style:style>
    <style:style style:name="gr4" style:family="graphic" style:parent-style-name="objectwithoutfill">
      <style:graphic-properties svg:stroke-color="#ed7c12" draw:marker-end="Arrow" draw:marker-end-width="0.3cm" draw:fill="none" draw:textarea-horizontal-align="left" draw:textarea-vertical-align="top"/>
    </style:style>
    <style:style style:name="gr5" style:family="graphic" style:parent-style-name="standard">
      <style:graphic-properties svg:stroke-width="0.1cm" svg:stroke-color="#ed7c12" draw:marker-start-width="0.5cm" draw:marker-end-width="0.5cm" draw:fill-color="#ffffff" draw:textarea-horizontal-align="justify" draw:textarea-vertical-align="middle" draw:auto-grow-height="false" fo:min-height="2.48cm" fo:min-width="3.432cm" fo:padding-top="0.175cm" fo:padding-bottom="0.175cm" fo:padding-left="0.3cm" fo:padding-right="0.3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  <style:text-properties fo:font-size="18pt"/>
    </style:style>
    <style:style style:name="P2" style:family="paragraph">
      <style:paragraph-properties fo:text-align="center"/>
      <style:text-properties style:font-name="Segoe UI" fo:font-size="18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style:font-name="Segoe UI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style:font-name="Segoe UI"/>
    </style:style>
    <style:style style:name="T1" style:family="text">
      <style:text-properties style:font-name="Segoe UI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xml:id="id1" draw:id="id1" draw:layer="Mise en page" svg:width="5.7cm" svg:height="4cm" svg:x="3cm" svg:y="2cm">
          <text:p text:style-name="P1"><text:span text:style-name="T1">main.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2" draw:id="id2" draw:layer="Mise en page" svg:width="5.7cm" svg:height="4cm" svg:x="13cm" svg:y="6.9cm">
          <text:p text:style-name="P1"><text:span text:style-name="T1">m_jeu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4" draw:id="id4" draw:layer="Mise en page" svg:width="5.7cm" svg:height="4cm" svg:x="20.4cm" svg:y="14cm">
          <text:p text:style-name="P1"><text:span text:style-name="T1">os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xml:id="id3" draw:id="id3" draw:layer="Mise en page" svg:width="5.7cm" svg:height="4cm" svg:x="2.3cm" svg:y="13.6cm">
          <text:p text:style-name="P1"><text:span text:style-name="T1">m_carte.p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3" draw:layer="layout" draw:type="curve" svg:x1="8.7cm" svg:y1="4cm" svg:x2="13cm" svg:y2="8.9cm" draw:start-shape="id1" draw:start-glue-point="10" draw:end-shape="id2" svg:d="M8700 4000c3226 0 1077 4900 4300 4900" svg:viewBox="0 0 4301 4901">
          <text:p/>
        </draw:connector>
        <draw:connector draw:style-name="gr3" draw:text-style-name="P4" draw:layer="layout" draw:type="curve" svg:x1="13.834cm" svg:y1="10.315cm" svg:x2="7.166cm" svg:y2="14.185cm" draw:start-shape="id2" draw:start-glue-point="7" draw:end-shape="id3" draw:end-glue-point="11" svg:d="M13834 10315c0 2904-6668 969-6668 3870" svg:viewBox="0 0 6669 3871">
          <text:p text:style-name="P3"><text:span text:style-name="T1"/></text:p>
        </draw:connector>
        <draw:connector draw:style-name="gr4" draw:text-style-name="P6" draw:layer="layout" draw:type="curve" svg:x1="17.866cm" svg:y1="10.315cm" svg:x2="23.25cm" svg:y2="14cm" draw:start-shape="id2" draw:start-glue-point="9" draw:end-shape="id4" svg:d="M17866 10315c0 3204 5384 1362 5384 3685" svg:viewBox="0 0 5385 3686">
          <text:p text:style-name="P5"><text:span text:style-name="T1"/></text:p>
          <text:p text:style-name="P5"><text:span text:style-name="T1"/></text:p>
        </draw:connector>
        <draw:custom-shape draw:style-name="gr5" draw:text-style-name="P2" xml:id="id5" draw:id="id5" draw:layer="layout" svg:width="5.7cm" svg:height="4cm" svg:x="14.5cm" svg:y="1.4cm">
          <text:p text:style-name="P1"><text:span text:style-name="T1">pygle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xml:id="id6" draw:id="id6" draw:layer="layout" svg:width="5.7cm" svg:height="4cm" svg:x="22.3cm" svg:y="1.6cm">
          <text:p text:style-name="P1"><text:span text:style-name="T1">time.p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type="curve" svg:x1="15.85cm" svg:y1="6.9cm" svg:x2="17.35cm" svg:y2="5.4cm" draw:start-shape="id2" draw:start-glue-point="4" draw:end-shape="id5" draw:end-glue-point="8" svg:d="M15850 6900c0-1123 1500-374 1500-1500" svg:viewBox="0 0 1501 1501">
          <text:p/>
        </draw:connector>
        <draw:connector draw:style-name="gr6" draw:text-style-name="P3" draw:layer="layout" draw:type="curve" svg:x1="18.7cm" svg:y1="8.9cm" svg:x2="25.15cm" svg:y2="5.6cm" draw:start-shape="id2" draw:start-glue-point="10" draw:end-shape="id6" draw:end-glue-point="8" svg:d="M18700 8900c4300 0 6450-1100 6450-3300" svg:viewBox="0 0 6451 33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egoe UI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egoe UI1" svg:font-family="'Segoe UI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00309F1C.png" xlink:type="simple" xlink:show="embed" xlink:actuate="onLoad"/>
    <draw:marker draw:name="Arrow" svg:viewBox="0 0 20 30" svg:d="M10 0l-10 30h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1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3" svg:stroke-color="#ed7c12" draw:fill="none" draw:fill-gradient-name="Gradient_20_2" draw:fill-hatch-name="Hatching_20_1" draw:fill-image-name="Bitmap_20_1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8T19:21:20.819776525</meta:creation-date>
    <dc:date>2015-04-18T23:10:25.195208857</dc:date>
    <meta:editing-duration>PT3H29M40S</meta:editing-duration>
    <meta:editing-cycles>3</meta:editing-cycles>
    <meta:generator>LibreOffice/4.3.6.2$Linux_X86_64 LibreOffice_project/430m0$Build-2</meta:generator>
    <meta:document-statistic meta:object-count="11"/>
  </office:meta>
</office:document-meta>
</file>